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4.336cm"/>
    </style:style>
    <style:style style:name="co4" style:family="table-column">
      <style:table-column-properties fo:break-before="auto" style:column-width="7.636cm"/>
    </style:style>
    <style:style style:name="co5" style:family="table-column">
      <style:table-column-properties fo:break-before="auto" style:column-width="2.909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1" table:default-cell-style-name="Default"/>
        <table:table-row table:style-name="ro1">
          <table:table-cell office:value-type="string">
            <text:p>Forename</text:p>
          </table:table-cell>
          <table:table-cell office:value-type="string">
            <text:p>Surname</text:p>
          </table:table-cell>
          <table:table-cell office:value-type="string">
            <text:p>Membership Number</text:p>
          </table:table-cell>
          <table:table-cell office:value-type="string">
            <text:p>Primary Club Name</text:p>
          </table:table-cell>
          <table:table-cell office:value-type="string">
            <text:p>Expiry Date</text:p>
          </table:table-cell>
          <table:table-cell office:value-type="string">
            <text:p>Fee Paid</text:p>
          </table:table-cell>
          <table:table-cell office:value-type="string">
            <text:p>Status</text:p>
          </table:table-cell>
          <table:table-cell table:number-columns-repeated="249"/>
        </table:table-row>
        <table:table-row table:style-name="ro1">
          <table:table-cell office:value-type="string">
            <text:p>Stuart</text:p>
          </table:table-cell>
          <table:table-cell office:value-type="string">
            <text:p>Bennett</text:p>
          </table:table-cell>
          <table:table-cell office:value-type="float" office:value="864">
            <text:p>864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John</text:p>
          </table:table-cell>
          <table:table-cell office:value-type="string">
            <text:p>Bennetts</text:p>
          </table:table-cell>
          <table:table-cell office:value-type="float" office:value="8067">
            <text:p>8067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John</text:p>
          </table:table-cell>
          <table:table-cell office:value-type="string">
            <text:p>Billings</text:p>
          </table:table-cell>
          <table:table-cell office:value-type="float" office:value="8079">
            <text:p>8079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Peter</text:p>
          </table:table-cell>
          <table:table-cell office:value-type="string">
            <text:p>Buchlovsky</text:p>
          </table:table-cell>
          <table:table-cell office:value-type="float" office:value="8078">
            <text:p>8078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Peter</text:p>
          </table:table-cell>
          <table:table-cell office:value-type="string">
            <text:p>Clifton</text:p>
          </table:table-cell>
          <table:table-cell office:value-type="float" office:value="860">
            <text:p>860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Rowena</text:p>
          </table:table-cell>
          <table:table-cell office:value-type="string">
            <text:p>Crawford</text:p>
          </table:table-cell>
          <table:table-cell office:value-type="float" office:value="8068">
            <text:p>8068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table:style-name="Normal_5f_Sheet1" office:value-type="string">
            <text:p>Aaron </text:p>
          </table:table-cell>
          <table:table-cell office:value-type="string">
            <text:p>Curtis </text:p>
          </table:table-cell>
          <table:table-cell office:value-type="float" office:value="8080">
            <text:p>8080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Edvin</text:p>
          </table:table-cell>
          <table:table-cell office:value-type="string">
            <text:p>Deadman</text:p>
          </table:table-cell>
          <table:table-cell office:value-type="float" office:value="8069">
            <text:p>8069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Lucy</text:p>
          </table:table-cell>
          <table:table-cell office:value-type="string">
            <text:p>Freem</text:p>
          </table:table-cell>
          <table:table-cell office:value-type="float" office:value="8070">
            <text:p>8070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Andrew</text:p>
          </table:table-cell>
          <table:table-cell office:value-type="string">
            <text:p>Hacket-Pain</text:p>
          </table:table-cell>
          <table:table-cell office:value-type="float" office:value="8071">
            <text:p>8071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Tom</text:p>
          </table:table-cell>
          <table:table-cell office:value-type="string">
            <text:p>Handford</text:p>
          </table:table-cell>
          <table:table-cell office:value-type="float" office:value="8072">
            <text:p>8072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Peter</text:p>
          </table:table-cell>
          <table:table-cell office:value-type="string">
            <text:p>Harley </text:p>
          </table:table-cell>
          <table:table-cell office:value-type="float" office:value="8081">
            <text:p>8081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James</text:p>
          </table:table-cell>
          <table:table-cell office:value-type="string">
            <text:p>Hickson</text:p>
          </table:table-cell>
          <table:table-cell office:value-type="float" office:value="850">
            <text:p>850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16">
            <text:p>16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Kathryn</text:p>
          </table:table-cell>
          <table:table-cell office:value-type="string">
            <text:p>Hopkins</text:p>
          </table:table-cell>
          <table:table-cell office:value-type="float" office:value="8073">
            <text:p>8073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Adam</text:p>
          </table:table-cell>
          <table:table-cell office:value-type="string">
            <text:p>Kessler</text:p>
          </table:table-cell>
          <table:table-cell office:value-type="float" office:value="8074">
            <text:p>8074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Jessica</text:p>
          </table:table-cell>
          <table:table-cell office:value-type="string">
            <text:p>Lam</text:p>
          </table:table-cell>
          <table:table-cell office:value-type="float" office:value="8075">
            <text:p>8075</text:p>
          </table:table-cell>
          <table:table-cell office:value-type="string">
            <text:p>Cambridge University Caving Club</text:p>
          </table:table-cell>
          <table:table-cell office:value-type="float" office:value="39447">
            <text:p>39447</text:p>
          </table:table-cell>
          <table:table-cell office:value-type="string">
            <text:p>N/A</text:p>
          </table:table-cell>
          <table:table-cell office:value-type="string">
            <text:p>CC</text:p>
          </table:table-cell>
          <table:table-cell office:value-type="string">
            <text:p>Not renewing</text:p>
          </table:table-cell>
          <table:table-cell table:number-columns-repeated="248"/>
        </table:table-row>
        <table:table-row table:style-name="ro1">
          <table:table-cell office:value-type="string">
            <text:p>David</text:p>
          </table:table-cell>
          <table:table-cell office:value-type="string">
            <text:p>Loeffler</text:p>
          </table:table-cell>
          <table:table-cell office:value-type="float" office:value="8083">
            <text:p>8083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16">
            <text:p>16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Oliver</text:p>
          </table:table-cell>
          <table:table-cell office:value-type="string">
            <text:p>Madge</text:p>
          </table:table-cell>
          <table:table-cell office:value-type="float" office:value="859">
            <text:p>859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16">
            <text:p>16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Earl</text:p>
          </table:table-cell>
          <table:table-cell office:value-type="string">
            <text:p>Merson</text:p>
          </table:table-cell>
          <table:table-cell office:value-type="float" office:value="848">
            <text:p>848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16">
            <text:p>16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Richard</text:p>
          </table:table-cell>
          <table:table-cell office:value-type="string">
            <text:p>Mundy</text:p>
          </table:table-cell>
          <table:table-cell office:value-type="float" office:value="8076">
            <text:p>8076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16">
            <text:p>16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Nial</text:p>
          </table:table-cell>
          <table:table-cell office:value-type="string">
            <text:p>Peters</text:p>
          </table:table-cell>
          <table:table-cell office:value-type="float" office:value="857">
            <text:p>857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table:style-name="Normal_5f_Sheet1" office:value-type="string">
            <text:p>Serena </text:p>
          </table:table-cell>
          <table:table-cell office:value-type="string">
            <text:p>Povia </text:p>
          </table:table-cell>
          <table:table-cell office:value-type="float" office:value="8082">
            <text:p>8082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Simon</text:p>
          </table:table-cell>
          <table:table-cell office:value-type="string">
            <text:p>Redhead</text:p>
          </table:table-cell>
          <table:table-cell office:value-type="float" office:value="862">
            <text:p>862</text:p>
          </table:table-cell>
          <table:table-cell office:value-type="string">
            <text:p>Red Rose Cave and Pothole Club</text:p>
          </table:table-cell>
          <table:table-cell office:value-type="float" office:value="39813">
            <text:p>39813</text:p>
          </table:table-cell>
          <table:table-cell office:value-type="float" office:value="0">
            <text:p>0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Mark</text:p>
          </table:table-cell>
          <table:table-cell office:value-type="string">
            <text:p>Shinwell</text:p>
          </table:table-cell>
          <table:table-cell office:value-type="float" office:value="853">
            <text:p>853</text:p>
          </table:table-cell>
          <table:table-cell office:value-type="string">
            <text:p>Red Rose Cave and Pothole Club</text:p>
          </table:table-cell>
          <table:table-cell office:value-type="float" office:value="39813">
            <text:p>39813</text:p>
          </table:table-cell>
          <table:table-cell office:value-type="float" office:value="0">
            <text:p>0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Toby</text:p>
          </table:table-cell>
          <table:table-cell office:value-type="string">
            <text:p>Speight</text:p>
          </table:table-cell>
          <table:table-cell office:value-type="float" office:value="4407">
            <text:p>4407</text:p>
          </table:table-cell>
          <table:table-cell office:value-type="string">
            <text:p>Red Rose Cave and Pothole Club</text:p>
          </table:table-cell>
          <table:table-cell office:value-type="float" office:value="39813">
            <text:p>39813</text:p>
          </table:table-cell>
          <table:table-cell office:value-type="float" office:value="0">
            <text:p>0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Oliver</text:p>
          </table:table-cell>
          <table:table-cell office:value-type="string">
            <text:p>Stevens</text:p>
          </table:table-cell>
          <table:table-cell office:value-type="float" office:value="8077">
            <text:p>8077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Djuke</text:p>
          </table:table-cell>
          <table:table-cell office:value-type="string">
            <text:p>Veldhuis</text:p>
          </table:table-cell>
          <table:table-cell office:value-type="float" office:value="847">
            <text:p>847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Rachel</text:p>
          </table:table-cell>
          <table:table-cell office:value-type="string">
            <text:p>Villnow</text:p>
          </table:table-cell>
          <table:table-cell office:value-type="float" office:value="8371">
            <text:p>8371</text:p>
          </table:table-cell>
          <table:table-cell office:value-type="string">
            <text:p>Cambridge University Caving Club</text:p>
          </table:table-cell>
          <table:table-cell office:value-type="float" office:value="39447">
            <text:p>39447</text:p>
          </table:table-cell>
          <table:table-cell office:value-type="string">
            <office:annotation draw:style-name="gr1" draw:text-style-name="P1" svg:width="3.532cm" svg:height="1.747cm" svg:x="22.857cm" svg:y="11.657cm" draw:caption-point-x="-22.857cm" draw:caption-point-y="-11.657cm">
              <dc:date>2007-12-27T00:00:00</dc:date>
              <text:p text:style-name="P1"><text:span text:style-name="T1">BCA Membership:</text:span></text:p>
              <text:p text:style-name="P1"><text:span text:style-name="T2">from 1st April</text:span></text:p>
            </office:annotation>
            <text:p>N/A</text:p>
          </table:table-cell>
          <table:table-cell office:value-type="string">
            <text:p>CC</text:p>
          </table:table-cell>
          <table:table-cell office:value-type="string">
            <text:p>Not renewing</text:p>
          </table:table-cell>
          <table:table-cell table:number-columns-repeated="248"/>
        </table:table-row>
        <table:table-row table:style-name="ro1">
          <table:table-cell office:value-type="string">
            <text:p>Sarah </text:p>
          </table:table-cell>
          <table:table-cell office:value-type="string">
            <text:p>White</text:p>
          </table:table-cell>
          <table:table-cell office:value-type="float" office:value="4324">
            <text:p>4324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16">
            <text:p>16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Emma</text:p>
          </table:table-cell>
          <table:table-cell office:value-type="string">
            <text:p>Wilson</text:p>
          </table:table-cell>
          <table:table-cell office:value-type="float" office:value="4225">
            <text:p>4225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Tony</text:p>
          </table:table-cell>
          <table:table-cell office:value-type="string">
            <text:p>Rooke</text:p>
          </table:table-cell>
          <table:table-cell office:value-type="string">
            <text:p>Unknown</text:p>
          </table:table-cell>
          <table:table-cell office:value-type="string">
            <text:p>Red Rose Cave and Pothole Club</text:p>
          </table:table-cell>
          <table:table-cell office:value-type="float" office:value="39813">
            <text:p>39813</text:p>
          </table:table-cell>
          <table:table-cell office:value-type="float" office:value="0">
            <text:p>0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Wookey</text:p>
          </table:table-cell>
          <table:table-cell office:value-type="string">
            <text:p>N/A</text:p>
          </table:table-cell>
          <table:table-cell office:value-type="string">
            <text:p>Unknown</text:p>
          </table:table-cell>
          <table:table-cell office:value-type="string">
            <text:p>DIM</text:p>
          </table:table-cell>
          <table:table-cell office:value-type="float" office:value="39813">
            <text:p>39813</text:p>
          </table:table-cell>
          <table:table-cell office:value-type="float" office:value="0">
            <text:p>0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aurence</text:p>
          </table:table-cell>
          <table:table-cell office:value-type="string">
            <text:p>Aitchison</text:p>
          </table:table-cell>
          <table:table-cell office:value-type="float" office:value="8802">
            <text:p>8802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Jennifer</text:p>
          </table:table-cell>
          <table:table-cell office:value-type="string">
            <text:p>Brown</text:p>
          </table:table-cell>
          <table:table-cell office:value-type="float" office:value="8803">
            <text:p>8803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Tom</text:p>
          </table:table-cell>
          <table:table-cell office:value-type="string">
            <text:p>Cowton</text:p>
          </table:table-cell>
          <table:table-cell office:value-type="float" office:value="8804">
            <text:p>8804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Bella</text:p>
          </table:table-cell>
          <table:table-cell office:value-type="string">
            <text:p>Dimova</text:p>
          </table:table-cell>
          <table:table-cell office:value-type="float" office:value="8805">
            <text:p>8805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Anna</text:p>
          </table:table-cell>
          <table:table-cell office:value-type="string">
            <text:p>Franz</text:p>
          </table:table-cell>
          <table:table-cell office:value-type="float" office:value="8806">
            <text:p>8806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Jessica</text:p>
          </table:table-cell>
          <table:table-cell office:value-type="string">
            <text:p>Hatchett</text:p>
          </table:table-cell>
          <table:table-cell office:value-type="float" office:value="8807">
            <text:p>8807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Cecelie</text:p>
          </table:table-cell>
          <table:table-cell office:value-type="string">
            <text:p>Hector</text:p>
          </table:table-cell>
          <table:table-cell office:value-type="float" office:value="8808">
            <text:p>8808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Alex</text:p>
          </table:table-cell>
          <table:table-cell office:value-type="string">
            <text:p>Hyatt</text:p>
          </table:table-cell>
          <table:table-cell office:value-type="float" office:value="8809">
            <text:p>8809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Nadia</text:p>
          </table:table-cell>
          <table:table-cell office:value-type="string">
            <text:p>Kevlin</text:p>
          </table:table-cell>
          <table:table-cell office:value-type="float" office:value="8810">
            <text:p>8810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Jessica</text:p>
          </table:table-cell>
          <table:table-cell office:value-type="string">
            <text:p>Stirrups</text:p>
          </table:table-cell>
          <table:table-cell office:value-type="float" office:value="8811">
            <text:p>8811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office:value-type="string">
            <text:p>Matthew</text:p>
          </table:table-cell>
          <table:table-cell office:value-type="string">
            <text:p>Wallen</text:p>
          </table:table-cell>
          <table:table-cell office:value-type="float" office:value="8812">
            <text:p>8812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Konstantina</text:p>
          </table:table-cell>
          <table:table-cell office:value-type="string">
            <text:p>Karagavriilidou</text:p>
          </table:table-cell>
          <table:table-cell office:value-type="float" office:value="8861">
            <text:p>8861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8">
            <text:p>8</text:p>
          </table:table-cell>
          <table:table-cell office:value-type="string">
            <text:p>CC</text:p>
          </table:table-cell>
          <table:table-cell office:value-type="string">
            <text:p>New</text:p>
          </table:table-cell>
          <table:table-cell table:number-columns-repeated="248"/>
        </table:table-row>
        <table:table-row table:style-name="ro1">
          <table:table-cell office:value-type="string">
            <text:p>Vasilios</text:p>
          </table:table-cell>
          <table:table-cell office:value-type="string">
            <text:p>Tsiopanas</text:p>
          </table:table-cell>
          <table:table-cell office:value-type="float" office:value="8862">
            <text:p>8862</text:p>
          </table:table-cell>
          <table:table-cell office:value-type="string">
            <text:p>Cambridge University Caving Club</text:p>
          </table:table-cell>
          <table:table-cell office:value-type="float" office:value="39813">
            <text:p>39813</text:p>
          </table:table-cell>
          <table:table-cell office:value-type="float" office:value="16">
            <text:p>16</text:p>
          </table:table-cell>
          <table:table-cell office:value-type="string">
            <text:p>CC</text:p>
          </table:table-cell>
          <table:table-cell office:value-type="string">
            <text:p>New</text:p>
          </table:table-cell>
          <table:table-cell table:number-columns-repeated="248"/>
        </table:table-row>
      </table:table>
      <table:table table:name="Sheet2" table:style-name="ta2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9">19/05/2008</text:date>, <text:time>13:5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BCA Membership</meta:initial-creator>
    <meta:creation-date>2007-12-03T15:02:23</meta:creation-date>
    <dc:creator>John Billings</dc:creator>
    <dc:date>2008-05-19T13:54:45</dc:date>
    <meta:printed-by>John Billings</meta:printed-by>
    <meta:print-date>2007-12-27T22:19:23</meta:print-date>
    <meta:editing-cycles>6</meta:editing-cycles>
    <meta:editing-duration>PT5H58M34S</meta:editing-duration>
    <meta:user-defined meta:name="Info 1"/>
    <meta:user-defined meta:name="Info 2"/>
    <meta:user-defined meta:name="Info 3"/>
    <meta:user-defined meta:name="Info 4"/>
    <meta:document-statistic meta:table-count="3" meta:cell-count="326"/>
  </office:meta>
</office:document-meta>
</file>